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02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1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14:10:56.601618008</dc:date>
    <meta:editing-duration>PT26M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17" meta:non-whitespace-character-count="517"/>
  </office:meta>
</office:document-meta>
</file>